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Trebuchet MS" svg:font-family="'Trebuchet MS', Trebuchet, Arial, Helvetica, Garuda, FreeSans,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T1" style:family="text">
      <style:text-properties fo:font-variant="normal" fo:text-transform="none" fo:color="#660099" style:text-line-through-style="none" style:font-name="arial" fo:font-size="14pt" fo:letter-spacing="normal" fo:font-style="normal" style:text-underline-style="none" fo:font-weight="normal" style:text-blinking="false"/>
    </style:style>
    <style:style style:name="T2" style:family="text">
      <style:text-properties fo:font-variant="normal" fo:text-transform="none" fo:color="#660099" style:text-line-through-style="none" style:font-name="arial" fo:font-size="14pt" fo:letter-spacing="normal" fo:font-style="normal" style:text-underline-style="none" fo:font-weight="bold"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erprise-grade data for every neighborhood and city in the U.S.</text:p>
      <text:p text:style-name="Standard">Crime Rates: Discover the Safest Neighborhoods in and City</text:p>
      <text:p text:style-name="Standard"><text:a xlink:type="simple" xlink:href="http://www.neighborhoodscout.com/search/10908040/">http://www.neighborhoodscout.com/search/10908040/</text:a></text:p>
      <text:p text:style-name="Standard"/>
      <text:p text:style-name="Standard">Data Source: (not free)</text:p>
      <text:p text:style-name="Standard">The data used from these 17,000 local law enforcement agencies are the FBI defined "crime index" crimes. Index crimes are the eight crimes the FBI combines to produce its annual crime index.</text:p>
      <text:p text:style-name="Standard"/>
      <text:p text:style-name="Standard"/>
      <text:p text:style-name="Standard">Crime Index (Cost of Living, Property Prices, Health Care, Traffic, Quality Of Life, Travel)</text:p>
      <text:p text:style-name="Standard"><text:a xlink:type="simple" xlink:href="http://www.numbeo.com/crime/rankings.jsp">http://www.numbeo.com/crime/rankings.jsp</text:a></text:p>
      <text:p text:style-name="Standard"/>
      <text:p text:style-name="Standard">CityRating.com</text:p>
      <text:p text:style-name="Standard">Get Rating from City Feedback( This is interesting!! )</text:p>
      <text:p text:style-name="Standard"/>
      <text:p text:style-name="Standard"/>
      <text:h text:style-name="Heading_20_3" text:outline-level="3"><text:a xlink:type="simple" xlink:href="https://www.google.com/url?sa=t&amp;rct=j&amp;q=&amp;esrc=s&amp;source=web&amp;cd=2&amp;sqi=2&amp;ved=0CDcQFjAB&amp;url=http%3A%2F%2Fwww.nhc.noaa.gov%2Fdata%2F&amp;ei=oqROU-6YLcvhsATw1IGgAQ&amp;usg=AFQjCNEECsc2CE9nXWJC1LADyj9T0Fa1Uw&amp;sig2=NuKz48XX1ehJ7xPlo1dhHA&amp;bvm=bv.64764171,d.cWc&amp;cad=rja"><text:span text:style-name="T1">NHC </text:span></text:a><text:a xlink:type="simple" xlink:href="https://www.google.com/url?sa=t&amp;rct=j&amp;q=&amp;esrc=s&amp;source=web&amp;cd=2&amp;sqi=2&amp;ved=0CDcQFjAB&amp;url=http%3A%2F%2Fwww.nhc.noaa.gov%2Fdata%2F&amp;ei=oqROU-6YLcvhsATw1IGgAQ&amp;usg=AFQjCNEECsc2CE9nXWJC1LADyj9T0Fa1Uw&amp;sig2=NuKz48XX1ehJ7xPlo1dhHA&amp;bvm=bv.64764171,d.cWc&amp;cad=rja"><text:span text:style-name="Emphasis"><text:span text:style-name="T2">Data</text:span></text:span></text:a><text:a xlink:type="simple" xlink:href="https://www.google.com/url?sa=t&amp;rct=j&amp;q=&amp;esrc=s&amp;source=web&amp;cd=2&amp;sqi=2&amp;ved=0CDcQFjAB&amp;url=http%3A%2F%2Fwww.nhc.noaa.gov%2Fdata%2F&amp;ei=oqROU-6YLcvhsATw1IGgAQ&amp;usg=AFQjCNEECsc2CE9nXWJC1LADyj9T0Fa1Uw&amp;sig2=NuKz48XX1ehJ7xPlo1dhHA&amp;bvm=bv.64764171,d.cWc&amp;cad=rja"><text:span text:style-name="T1"> Archive - National </text:span></text:a><text:a xlink:type="simple" xlink:href="https://www.google.com/url?sa=t&amp;rct=j&amp;q=&amp;esrc=s&amp;source=web&amp;cd=2&amp;sqi=2&amp;ved=0CDcQFjAB&amp;url=http%3A%2F%2Fwww.nhc.noaa.gov%2Fdata%2F&amp;ei=oqROU-6YLcvhsATw1IGgAQ&amp;usg=AFQjCNEECsc2CE9nXWJC1LADyj9T0Fa1Uw&amp;sig2=NuKz48XX1ehJ7xPlo1dhHA&amp;bvm=bv.64764171,d.cWc&amp;cad=rja"><text:span text:style-name="Emphasis"><text:span text:style-name="T2">Hurricane</text:span></text:span></text:a><text:a xlink:type="simple" xlink:href="https://www.google.com/url?sa=t&amp;rct=j&amp;q=&amp;esrc=s&amp;source=web&amp;cd=2&amp;sqi=2&amp;ved=0CDcQFjAB&amp;url=http%3A%2F%2Fwww.nhc.noaa.gov%2Fdata%2F&amp;ei=oqROU-6YLcvhsATw1IGgAQ&amp;usg=AFQjCNEECsc2CE9nXWJC1LADyj9T0Fa1Uw&amp;sig2=NuKz48XX1ehJ7xPlo1dhHA&amp;bvm=bv.64764171,d.cWc&amp;cad=rja"><text:span text:style-name="T1"> Center - NOAA</text:span></text:a></text:h>
      <text:p text:style-name="Standard"><text:a xlink:type="simple" xlink:href="http://www.nhc.noaa.gov/data/">http://www.nhc.noaa.gov/data/</text:a></text:p>
      <text:p text:style-name="Standard">have report, satelite image about certain hurricane. </text:p>
      <text:p text:style-name="Standard"/>
      <text:h text:style-name="Heading_20_3" text:outline-level="3"><text:a xlink:type="simple" xlink:href="https://www.google.com/url?sa=t&amp;rct=j&amp;q=&amp;esrc=s&amp;source=web&amp;cd=3&amp;sqi=2&amp;ved=0CEYQFjAC&amp;url=http%3A%2F%2Fcsc.noaa.gov%2Fhurricanes%2F&amp;ei=oqROU-6YLcvhsATw1IGgAQ&amp;usg=AFQjCNHdXsB3tELJJAO_aXGks6ECVhLpoA&amp;sig2=0aZWUDAesgw6O00LzvqVzg&amp;bvm=bv.64764171,d.cWc&amp;cad=rja"><text:span text:style-name="T1">Historical </text:span></text:a><text:a xlink:type="simple" xlink:href="https://www.google.com/url?sa=t&amp;rct=j&amp;q=&amp;esrc=s&amp;source=web&amp;cd=3&amp;sqi=2&amp;ved=0CEYQFjAC&amp;url=http%3A%2F%2Fcsc.noaa.gov%2Fhurricanes%2F&amp;ei=oqROU-6YLcvhsATw1IGgAQ&amp;usg=AFQjCNHdXsB3tELJJAO_aXGks6ECVhLpoA&amp;sig2=0aZWUDAesgw6O00LzvqVzg&amp;bvm=bv.64764171,d.cWc&amp;cad=rja"><text:span text:style-name="Emphasis"><text:span text:style-name="T2">Hurricane</text:span></text:span></text:a><text:a xlink:type="simple" xlink:href="https://www.google.com/url?sa=t&amp;rct=j&amp;q=&amp;esrc=s&amp;source=web&amp;cd=3&amp;sqi=2&amp;ved=0CEYQFjAC&amp;url=http%3A%2F%2Fcsc.noaa.gov%2Fhurricanes%2F&amp;ei=oqROU-6YLcvhsATw1IGgAQ&amp;usg=AFQjCNHdXsB3tELJJAO_aXGks6ECVhLpoA&amp;sig2=0aZWUDAesgw6O00LzvqVzg&amp;bvm=bv.64764171,d.cWc&amp;cad=rja"><text:span text:style-name="T1"> Tracks</text:span></text:a></text:h>
      <text:p text:style-name="Standard"><text:a xlink:type="simple" xlink:href="http://csc.noaa.gov/hurricanes/">http://csc.noaa.gov/hurricanes/</text:a></text:p>
      <text:p text:style-name="Standard">search hurricane according location, time, hurricane name</text:p>
      <text:p text:style-name="Standard"><text:span text:style-name="T1"/></text:p>
      <text:p text:style-name="Standard"/>
      <text:p text:style-name="Standard">2014 QUALITY OF LIVING WORLDWIDE CITY RANKINGS – MERCER SURVEY</text:p>
      <text:p text:style-name="Standard"><text:a xlink:type="simple" xlink:href="http://www.mercer.com/qualityofliving">http://www.mercer.com/qualityofliving</text:a></text:p>
      <text:p text:style-name="Standard">need a lot of effort, not free</text:p>
      <text:p text:style-name="Standard"/>
      <text:p text:style-name="Standard"/>
      <text:p text:style-name="Standard">Real-time earthquake map</text:p>
      <text:p text:style-name="Standard">http://earthquake.usgs.gov/earthquakes/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Trebuchet MS" svg:font-family="'Trebuchet MS', Trebuchet, Arial, Helvetica, Garuda, FreeSans,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ouwubai </meta:initial-creator>
    <meta:creation-date>2014-04-16T11:12:28</meta:creation-date>
    <meta:generator>LibreOffice/3.5$Linux_x86 LibreOffice_project/350m1$Build-2</meta:generator>
    <dc:date>2014-04-16T14:45:34</dc:date>
    <dc:creator>zhouwubai </dc:creator>
    <meta:editing-duration>PT3H29M16S</meta:editing-duration>
    <meta:editing-cycles>22</meta:editing-cycles>
    <meta:document-statistic meta:table-count="0" meta:image-count="0" meta:object-count="0" meta:page-count="1" meta:paragraph-count="20" meta:word-count="131" meta:character-count="1029" meta:non-whitespace-character-count="917"/>
  </office:meta>
</office:document-meta>
</file>